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Roboto" svg:font-family="Roboto, arial, sans-serif"/>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P1" style:family="paragraph" style:parent-style-name="Standard">
      <style:text-properties fo:font-weight="bold" officeooo:rsid="001cca71" officeooo:paragraph-rsid="001cca71" style:font-weight-asian="bold" style:font-weight-complex="bold"/>
    </style:style>
    <style:style style:name="P2" style:family="paragraph" style:parent-style-name="Table_20_Contents">
      <style:text-properties officeooo:rsid="001cca71" officeooo:paragraph-rsid="001cca71"/>
    </style:style>
    <style:style style:name="P3" style:family="paragraph" style:parent-style-name="Standard">
      <style:text-properties fo:font-weight="normal" officeooo:rsid="001cca71" officeooo:paragraph-rsid="001cca71" style:font-weight-asian="normal" style:font-weight-complex="normal"/>
    </style:style>
    <style:style style:name="P4" style:family="paragraph" style:parent-style-name="Standard">
      <style:text-properties fo:font-weight="bold" officeooo:rsid="001cca71" officeooo:paragraph-rsid="001cca71" style:font-weight-asian="bold" style:font-weight-complex="bold"/>
    </style:style>
    <style:style style:name="P5" style:family="paragraph" style:parent-style-name="Standard">
      <style:text-properties fo:font-weight="bold" officeooo:rsid="002d69ef" officeooo:paragraph-rsid="002d69ef" style:font-weight-asian="bold" style:font-weight-complex="bold"/>
    </style:style>
    <style:style style:name="P6" style:family="paragraph" style:parent-style-name="Standard">
      <style:text-properties fo:font-weight="normal" officeooo:rsid="002d69ef" officeooo:paragraph-rsid="002d69ef" style:font-weight-asian="normal" style:font-weight-complex="normal"/>
    </style:style>
    <style:style style:name="P7" style:family="paragraph" style:parent-style-name="Standard">
      <style:text-properties officeooo:rsid="002d69ef" officeooo:paragraph-rsid="002d69ef"/>
    </style:style>
    <style:style style:name="P8" style:family="paragraph" style:parent-style-name="Standard">
      <style:text-properties officeooo:paragraph-rsid="002d69ef"/>
    </style:style>
    <style:style style:name="P9" style:family="paragraph" style:parent-style-name="Text_20_body">
      <style:paragraph-properties fo:padding="0.0193in" fo:border="0.06pt solid #d9d9e3"/>
      <style:text-properties loext:padding="0.0193in" loext:border="0.06pt solid #d9d9e3"/>
    </style:style>
    <style:style style:name="P10" style:family="paragraph" style:parent-style-name="Text_20_body" style:list-style-name="L3">
      <style:paragraph-properties fo:padding="0.0193in" fo:border="0.06pt solid #d9d9e3"/>
      <style:text-properties officeooo:paragraph-rsid="002d69ef" loext:padding="0.0193in" loext:border="0.06pt solid #d9d9e3"/>
    </style:style>
    <style:style style:name="P11" style:family="paragraph" style:parent-style-name="Text_20_body">
      <style:text-properties officeooo:paragraph-rsid="002d69ef" loext:padding="0.0193in" loext:border="0.06pt solid #d9d9e3"/>
    </style:style>
    <style:style style:name="P12" style:family="paragraph" style:parent-style-name="Text_20_body">
      <style:paragraph-properties fo:padding="0.0193in" fo:border="0.06pt solid #d9d9e3"/>
      <style:text-properties officeooo:paragraph-rsid="002d69ef" loext:padding="0.0193in" loext:border="0.06pt solid #d9d9e3"/>
    </style:style>
    <style:style style:name="P13" style:family="paragraph" style:parent-style-name="Text_20_body" style:list-style-name="L4">
      <style:paragraph-properties fo:padding="0.0193in" fo:border="0.06pt solid #d9d9e3"/>
      <style:text-properties loext:padding="0.0193in" loext:border="0.06pt solid #d9d9e3"/>
    </style:style>
    <style:style style:name="P14" style:family="paragraph" style:parent-style-name="Text_20_body">
      <style:paragraph-properties fo:padding="0.0193in" fo:border="0.06pt solid #d9d9e3"/>
    </style:style>
    <style:style style:name="T1" style:family="text">
      <style:text-properties fo:font-weight="normal" style:font-weight-asian="normal" style:font-weight-complex="normal"/>
    </style:style>
    <style:style style:name="T2" style:family="text">
      <style:text-properties fo:font-weight="normal" officeooo:rsid="001cca71" style:font-weight-asian="normal" style:font-weight-complex="normal"/>
    </style:style>
    <style:style style:name="T3" style:family="text">
      <style:text-properties fo:font-weight="normal" officeooo:rsid="002d69ef" style:font-weight-asian="normal" style:font-weight-complex="normal"/>
    </style:style>
    <style:style style:name="T4" style:family="text">
      <style:text-properties fo:font-weight="normal" officeooo:rsid="002d69ef" style:font-weight-asian="normal" style:font-weight-complex="normal" loext:padding="0.0193in" loext:border="0.06pt solid #d9d9e3"/>
    </style:style>
    <style:style style:name="T5" style:family="text">
      <style:text-properties fo:font-weight="normal" style:font-weight-asian="normal" style:font-weight-complex="normal" loext:padding="0.0193in" loext:border="0.06pt solid #d9d9e3"/>
    </style:style>
    <style:style style:name="T6" style:family="text">
      <style:text-properties fo:font-weight="normal" officeooo:rsid="00392241" style:font-weight-asian="normal" style:font-weight-complex="normal" loext:padding="0.0193in" loext:border="0.06pt solid #d9d9e3"/>
    </style:style>
    <style:style style:name="T7" style:family="text">
      <style:text-properties fo:font-weight="normal" officeooo:rsid="003a701f" style:font-weight-asian="normal" style:font-weight-complex="normal" loext:padding="0.0193in" loext:border="0.06pt solid #d9d9e3"/>
    </style:style>
    <style:style style:name="T8" style:family="text">
      <style:text-properties officeooo:rsid="002d69ef"/>
    </style:style>
    <style:style style:name="T9"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ran Vora (kv2154)</text:p>
      <text:p text:style-name="P1">ECE-GY 9143 Introduction to High-Performance Machine Learning Assignment 3</text:p>
      <text:p text:style-name="P1"/>
      <text:p text:style-name="P1">Problem 3):</text:p>
      <text:p text:style-name="P3"/>
      <text:p text:style-name="P1">Solution 3.1):</text:p>
      <text:p text:style-name="P3"/>
      <text:p text:style-name="P3">AlexNet was one of the first CNN to win the ImageNet classification competition of 2012. It consists of 8 layers: 5 Convolutional and 3 Fully-Connected layers with a 1000 class classification as the output layer.</text:p>
      <text:p text:style-name="P3"/>
      <text:p text:style-name="P3">→ Convolutional layer 1:</text:p>
      <text:p text:style-name="P3">Input: 227 x 227 image with 3 input channels</text:p>
      <text:p text:style-name="P3">96 filters of size 11 x 11 with stride 4 and no padding</text:p>
      <text:p text:style-name="P3">Number of parameters: (11 x 11 x 3 x 96) + 96 = 34944</text:p>
      <text:p text:style-name="P3"/>
      <text:p text:style-name="P3">→ Max-Pooling layer 1:</text:p>
      <text:p text:style-name="P3">Input: 96 channels with 55 x 55 feature maps</text:p>
      <text:p text:style-name="P3">Max-Pooling of size 3 x 3 with stride 2</text:p>
      <text:p text:style-name="P3"/>
      <text:p text:style-name="P3">→ Convolutional layer 2:</text:p>
      <text:p text:style-name="P3">Input: 96 channels with 27 x 27 feature maps</text:p>
      <text:p text:style-name="P3">256 filters of size 5 x 5 with stride 1 and padding 2</text:p>
      <text:p text:style-name="P3">Number of parameters: (5 x 5 x 96 x 256) + 256 = 614656</text:p>
      <text:p text:style-name="P3"/>
      <text:p text:style-name="P3">→ Max-Pooling layer 2:</text:p>
      <text:p text:style-name="P3">Input: 256 channels with 13 x 13 feature maps</text:p>
      <text:p text:style-name="P3">Max-Pooling pooling of size 3 x 3 with stride 2</text:p>
      <text:p text:style-name="P1"/>
      <text:p text:style-name="P3">→ Convolutional layer 3:</text:p>
      <text:p text:style-name="P3">Input: 256 channels with 13 x 13 feature maps</text:p>
      <text:p text:style-name="P3">384 filters of size 3 x 3 with stride 1 and padding 1</text:p>
      <text:p text:style-name="P3">Number of parameters: (3 x 3 x 256 x 384) + 384 = 885120</text:p>
      <text:p text:style-name="P3"/>
      <text:p text:style-name="P3">→ Convolutional layer 4:</text:p>
      <text:p text:style-name="P3">Input: 384 channels with 13 x 13 feature maps</text:p>
      <text:p text:style-name="P3">384 filters of size 3 x 3 with stride 1 and padding 1</text:p>
      <text:p text:style-name="P3">Number of parameters: (3 x 3 x 384 x 384) + 384 = 1327488</text:p>
      <text:p text:style-name="P3"/>
      <text:p text:style-name="P3">→ Convolutional layer 5:</text:p>
      <text:p text:style-name="P3">Input: 384 channels with 13 x 13 feature maps</text:p>
      <text:p text:style-name="P3">256 filters of size 3 x 3 with stride 1 and padding 1</text:p>
      <text:p text:style-name="P3">Number of parameters: (3 x 3 x 384 x 256) + 256 = 884992</text:p>
      <text:p text:style-name="P3"/>
      <text:p text:style-name="P3">→ Max-Pooling layer 3:</text:p>
      <text:p text:style-name="P3">Input: 256 channels with 13 x 13 feature maps</text:p>
      <text:p text:style-name="P3">Max-Pooling of size 3 x 3 and stride 2</text:p>
      <text:p text:style-name="P3"/>
      <text:p text:style-name="P3">→ Fully-Connected layer 1:</text:p>
      <text:p text:style-name="P3"><text:soft-page-break/>Input: 9216 (256 x 6 x 6) features</text:p>
      <text:p text:style-name="P3">4096 Neurons</text:p>
      <text:p text:style-name="P3">Number of parameters: (9216 x 4096) + 4096 = 37752832</text:p>
      <text:p text:style-name="P3">→ Fully-Connected layer 2:</text:p>
      <text:p text:style-name="P3">Input: 4096 features</text:p>
      <text:p text:style-name="P3">4096 neurons</text:p>
      <text:p text:style-name="P3">Number of parameters: (4096 x 4096) + 4096 = 16781312</text:p>
      <text:p text:style-name="P3"/>
      <text:p text:style-name="P3">→ Fully-Connected layer 3 (Output layer):</text:p>
      <text:p text:style-name="P3">Input: 4096 features</text:p>
      <text:p text:style-name="P3">1000 neurons, one for each class in ImageNet dataset</text:p>
      <text:p text:style-name="P3">Number of parameters: (4096 x 1000) + 1000 = 4097000</text:p>
      <text:p text:style-name="P3"/>
      <text:p text:style-name="P3">Total number of parameters in AlexNet: 34944 + 614656 + 885120 + 1327488 + 884992 + 37752832 + 16781312 + 4097000 = 61100344</text:p>
      <text:p text:style-name="P3"/>
      <text:p text:style-name="P1">Solution 3.2):</text:p>
      <text:p text:style-name="P3"/>
      <table:table table:name="Table1" table:style-name="Table1">
        <table:table-column table:style-name="Table1.A" table:number-columns-repeated="3"/>
        <table:table-row>
          <table:table-cell table:style-name="Table1.A1" office:value-type="string">
            <text:p text:style-name="P2">Layer</text:p>
          </table:table-cell>
          <table:table-cell table:style-name="Table1.A1" office:value-type="string">
            <text:p text:style-name="P2">Number of Activations (Memory)</text:p>
          </table:table-cell>
          <table:table-cell table:style-name="Table1.A1" office:value-type="string">
            <text:p text:style-name="P2">Parameters (Compute)</text:p>
          </table:table-cell>
        </table:table-row>
        <table:table-row>
          <table:table-cell table:style-name="Table1.A1" office:value-type="string">
            <text:p text:style-name="P2">Input</text:p>
          </table:table-cell>
          <table:table-cell table:style-name="Table1.A1" office:value-type="string">
            <text:p text:style-name="P2">224x224x3 = 150K</text:p>
          </table:table-cell>
          <table:table-cell table:style-name="Table1.A1" office:value-type="string">
            <text:p text:style-name="P2">0</text:p>
          </table:table-cell>
        </table:table-row>
        <table:table-row>
          <table:table-cell table:style-name="Table1.A1" office:value-type="string">
            <text:p text:style-name="P2">CONV3-64</text:p>
          </table:table-cell>
          <table:table-cell table:style-name="Table1.A1" office:value-type="string">
            <text:p text:style-name="P2">224x224x64 = 3.2M</text:p>
          </table:table-cell>
          <table:table-cell table:style-name="Table1.A1" office:value-type="string">
            <text:p text:style-name="P2">(3x3x3)x64 = 1728</text:p>
          </table:table-cell>
        </table:table-row>
        <table:table-row>
          <table:table-cell table:style-name="Table1.A1" office:value-type="string">
            <text:p text:style-name="P2">CONV3-64</text:p>
          </table:table-cell>
          <table:table-cell table:style-name="Table1.A1" office:value-type="string">
            <text:p text:style-name="P2">224x224x64 = 3.2M</text:p>
          </table:table-cell>
          <table:table-cell table:style-name="Table1.A1" office:value-type="string">
            <text:p text:style-name="P2">(3x3x3)x64 = 36864</text:p>
          </table:table-cell>
        </table:table-row>
        <table:table-row>
          <table:table-cell table:style-name="Table1.A1" office:value-type="string">
            <text:p text:style-name="P2">POOL2</text:p>
          </table:table-cell>
          <table:table-cell table:style-name="Table1.A1" office:value-type="string">
            <text:p text:style-name="P2">112x112x64 = 800K</text:p>
          </table:table-cell>
          <table:table-cell table:style-name="Table1.A1" office:value-type="string">
            <text:p text:style-name="P2">0</text:p>
          </table:table-cell>
        </table:table-row>
        <table:table-row>
          <table:table-cell table:style-name="Table1.A1" office:value-type="string">
            <text:p text:style-name="P2">CONV3-128</text:p>
          </table:table-cell>
          <table:table-cell table:style-name="Table1.A1" office:value-type="string">
            <text:p text:style-name="P2">112x112x128 = 1.6M</text:p>
          </table:table-cell>
          <table:table-cell table:style-name="Table1.A1" office:value-type="string">
            <text:p text:style-name="P2">(3x3x64)x128 = 73728</text:p>
          </table:table-cell>
        </table:table-row>
        <table:table-row>
          <table:table-cell table:style-name="Table1.A1" office:value-type="string">
            <text:p text:style-name="P2">CONV3-128</text:p>
          </table:table-cell>
          <table:table-cell table:style-name="Table1.A1" office:value-type="string">
            <text:p text:style-name="P2">112x112x128 = 1.6M</text:p>
          </table:table-cell>
          <table:table-cell table:style-name="Table1.A1" office:value-type="string">
            <text:p text:style-name="P2">(3x3x128)x128 = 147456</text:p>
          </table:table-cell>
        </table:table-row>
        <table:table-row>
          <table:table-cell table:style-name="Table1.A1" office:value-type="string">
            <text:p text:style-name="P2">POOL2</text:p>
          </table:table-cell>
          <table:table-cell table:style-name="Table1.A1" office:value-type="string">
            <text:p text:style-name="P2">56x56x128 = 400K</text:p>
          </table:table-cell>
          <table:table-cell table:style-name="Table1.A1" office:value-type="string">
            <text:p text:style-name="P2">0</text:p>
          </table:table-cell>
        </table:table-row>
        <table:table-row>
          <table:table-cell table:style-name="Table1.A1" office:value-type="string">
            <text:p text:style-name="P2">CONV3-256</text:p>
          </table:table-cell>
          <table:table-cell table:style-name="Table1.A1" office:value-type="string">
            <text:p text:style-name="P2">56x56x256 = 800K</text:p>
          </table:table-cell>
          <table:table-cell table:style-name="Table1.A1" office:value-type="string">
            <text:p text:style-name="P2">(3x3x128)x256 = 294912</text:p>
          </table:table-cell>
        </table:table-row>
        <table:table-row>
          <table:table-cell table:style-name="Table1.A1" office:value-type="string">
            <text:p text:style-name="P2">CONV3-256</text:p>
          </table:table-cell>
          <table:table-cell table:style-name="Table1.A1" office:value-type="string">
            <text:p text:style-name="P2">56x56x256 = 800K</text:p>
          </table:table-cell>
          <table:table-cell table:style-name="Table1.A1" office:value-type="string">
            <text:p text:style-name="P2">(3x3x256)x256 = 589824</text:p>
          </table:table-cell>
        </table:table-row>
        <table:table-row>
          <table:table-cell table:style-name="Table1.A1" office:value-type="string">
            <text:p text:style-name="P2">CONV3-256</text:p>
          </table:table-cell>
          <table:table-cell table:style-name="Table1.A1" office:value-type="string">
            <text:p text:style-name="P2">56x56x256 = 800K</text:p>
          </table:table-cell>
          <table:table-cell table:style-name="Table1.A1" office:value-type="string">
            <text:p text:style-name="P2">(3x3x256)x256 = 589824</text:p>
          </table:table-cell>
        </table:table-row>
        <table:table-row>
          <table:table-cell table:style-name="Table1.A1" office:value-type="string">
            <text:p text:style-name="P2">CONV3-256</text:p>
          </table:table-cell>
          <table:table-cell table:style-name="Table1.A1" office:value-type="string">
            <text:p text:style-name="P2">56x56x256 = 800K</text:p>
          </table:table-cell>
          <table:table-cell table:style-name="Table1.A1" office:value-type="string">
            <text:p text:style-name="P2">(3x3x256)x256 = 589824</text:p>
          </table:table-cell>
        </table:table-row>
        <table:table-row>
          <table:table-cell table:style-name="Table1.A1" office:value-type="string">
            <text:p text:style-name="P2">POOL2</text:p>
          </table:table-cell>
          <table:table-cell table:style-name="Table1.A1" office:value-type="string">
            <text:p text:style-name="P2">28x28x256 = 200K</text:p>
          </table:table-cell>
          <table:table-cell table:style-name="Table1.A1" office:value-type="string">
            <text:p text:style-name="P2">0</text:p>
          </table:table-cell>
        </table:table-row>
        <table:table-row>
          <table:table-cell table:style-name="Table1.A1" office:value-type="string">
            <text:p text:style-name="P2">CONV3-512</text:p>
          </table:table-cell>
          <table:table-cell table:style-name="Table1.A1" office:value-type="string">
            <text:p text:style-name="P2">28x28x512 = 400K</text:p>
          </table:table-cell>
          <table:table-cell table:style-name="Table1.A1" office:value-type="string">
            <text:p text:style-name="P2">(3x3x256)x512 = 1179648</text:p>
          </table:table-cell>
        </table:table-row>
        <table:table-row>
          <table:table-cell table:style-name="Table1.A1" office:value-type="string">
            <text:p text:style-name="P2">CONV3-512</text:p>
          </table:table-cell>
          <table:table-cell table:style-name="Table1.A1" office:value-type="string">
            <text:p text:style-name="P2">28x28x512 = 400K</text:p>
          </table:table-cell>
          <table:table-cell table:style-name="Table1.A1" office:value-type="string">
            <text:p text:style-name="P2">(3x3x512)x512 = 2359296</text:p>
          </table:table-cell>
        </table:table-row>
        <table:table-row>
          <table:table-cell table:style-name="Table1.A1" office:value-type="string">
            <text:p text:style-name="P2">CONV3-512</text:p>
          </table:table-cell>
          <table:table-cell table:style-name="Table1.A1" office:value-type="string">
            <text:p text:style-name="P2">28x28x512 = 400K</text:p>
          </table:table-cell>
          <table:table-cell table:style-name="Table1.A1" office:value-type="string">
            <text:p text:style-name="P2">(3x3x512)x512 = 2359296</text:p>
          </table:table-cell>
        </table:table-row>
        <table:table-row>
          <table:table-cell table:style-name="Table1.A1" office:value-type="string">
            <text:p text:style-name="P2">CONV3-512</text:p>
          </table:table-cell>
          <table:table-cell table:style-name="Table1.A1" office:value-type="string">
            <text:p text:style-name="P2">28x28x512 = 400K</text:p>
          </table:table-cell>
          <table:table-cell table:style-name="Table1.A1" office:value-type="string">
            <text:p text:style-name="P2">(3x3x512)x512 = 2359296</text:p>
          </table:table-cell>
        </table:table-row>
        <table:table-row>
          <table:table-cell table:style-name="Table1.A1" office:value-type="string">
            <text:p text:style-name="P2">POOL2</text:p>
          </table:table-cell>
          <table:table-cell table:style-name="Table1.A1" office:value-type="string">
            <text:p text:style-name="P2">14x14x512 = 100K</text:p>
          </table:table-cell>
          <table:table-cell table:style-name="Table1.A1" office:value-type="string">
            <text:p text:style-name="P2">0</text:p>
          </table:table-cell>
        </table:table-row>
        <table:table-row>
          <table:table-cell table:style-name="Table1.A1" office:value-type="string">
            <text:p text:style-name="P2">CONV3-512</text:p>
          </table:table-cell>
          <table:table-cell table:style-name="Table1.A1" office:value-type="string">
            <text:p text:style-name="P2">14x14x512 = 100K</text:p>
          </table:table-cell>
          <table:table-cell table:style-name="Table1.A1" office:value-type="string">
            <text:p text:style-name="P2">(3x3x512)x512 = 2359296</text:p>
          </table:table-cell>
        </table:table-row>
        <table:table-row>
          <table:table-cell table:style-name="Table1.A1" office:value-type="string">
            <text:p text:style-name="P2">CONV3-512</text:p>
          </table:table-cell>
          <table:table-cell table:style-name="Table1.A1" office:value-type="string">
            <text:p text:style-name="P2">14x14x512 = 100K</text:p>
          </table:table-cell>
          <table:table-cell table:style-name="Table1.A1" office:value-type="string">
            <text:p text:style-name="P2">(3x3x512)x512 = 2359296</text:p>
          </table:table-cell>
        </table:table-row>
        <table:table-row>
          <table:table-cell table:style-name="Table1.A1" office:value-type="string">
            <text:p text:style-name="P2">CONV3-512</text:p>
          </table:table-cell>
          <table:table-cell table:style-name="Table1.A1" office:value-type="string">
            <text:p text:style-name="P2">14x14x512 = 100K</text:p>
          </table:table-cell>
          <table:table-cell table:style-name="Table1.A1" office:value-type="string">
            <text:p text:style-name="P2">(3x3x512)x512 = 2359296</text:p>
          </table:table-cell>
        </table:table-row>
        <table:table-row>
          <table:table-cell table:style-name="Table1.A1" office:value-type="string">
            <text:p text:style-name="P2">CONV3-512</text:p>
          </table:table-cell>
          <table:table-cell table:style-name="Table1.A1" office:value-type="string">
            <text:p text:style-name="P2">14x14x512 = 100K</text:p>
          </table:table-cell>
          <table:table-cell table:style-name="Table1.A1" office:value-type="string">
            <text:p text:style-name="P2">(3x3x512)x512 = 2359296</text:p>
          </table:table-cell>
        </table:table-row>
        <table:table-row>
          <table:table-cell table:style-name="Table1.A1" office:value-type="string">
            <text:p text:style-name="P2">POOL2</text:p>
          </table:table-cell>
          <table:table-cell table:style-name="Table1.A1" office:value-type="string">
            <text:p text:style-name="P2">7x7x512 = 25K</text:p>
          </table:table-cell>
          <table:table-cell table:style-name="Table1.A1" office:value-type="string">
            <text:p text:style-name="P2">0</text:p>
          </table:table-cell>
        </table:table-row>
        <table:table-row>
          <table:table-cell table:style-name="Table1.A1" office:value-type="string">
            <text:p text:style-name="P2">FC</text:p>
          </table:table-cell>
          <table:table-cell table:style-name="Table1.A1" office:value-type="string">
            <text:p text:style-name="P2">4096</text:p>
          </table:table-cell>
          <table:table-cell table:style-name="Table1.A1" office:value-type="string">
            <text:p text:style-name="P2">7x7x512x4096 = 102760448</text:p>
          </table:table-cell>
        </table:table-row>
        <table:table-row>
          <table:table-cell table:style-name="Table1.A1" office:value-type="string">
            <text:p text:style-name="P2">FC</text:p>
          </table:table-cell>
          <table:table-cell table:style-name="Table1.A1" office:value-type="string">
            <text:p text:style-name="P2">4096</text:p>
          </table:table-cell>
          <table:table-cell table:style-name="Table1.A1" office:value-type="string">
            <text:p text:style-name="P2">4096x4096 = 16777216</text:p>
          </table:table-cell>
        </table:table-row>
        <table:table-row>
          <table:table-cell table:style-name="Table1.A1" office:value-type="string">
            <text:p text:style-name="P2">FC</text:p>
          </table:table-cell>
          <table:table-cell table:style-name="Table1.A1" office:value-type="string">
            <text:p text:style-name="P2">1000</text:p>
          </table:table-cell>
          <table:table-cell table:style-name="Table1.A1" office:value-type="string">
            <text:p text:style-name="P2">4096x1000 = 4096000</text:p>
          </table:table-cell>
        </table:table-row>
        <table:table-row>
          <table:table-cell table:style-name="Table1.A1" office:value-type="string">
            <text:p text:style-name="P2">Total</text:p>
          </table:table-cell>
          <table:table-cell table:style-name="Table1.A1" office:value-type="string">
            <text:p text:style-name="P2">17144296</text:p>
          </table:table-cell>
          <table:table-cell table:style-name="Table1.A1" office:value-type="string">
            <text:p text:style-name="P2">143653144</text:p>
          </table:table-cell>
        </table:table-row>
      </table:table>
      <text:p text:style-name="P3"/>
      <text:p text:style-name="P1"/>
      <text:p text:style-name="P1"/>
      <text:p text:style-name="P1"/>
      <text:p text:style-name="P1"><text:soft-page-break/>Solution 3.3):</text:p>
      <text:p text:style-name="P6"/>
      <text:p text:style-name="P7"><text:span text:style-name="T1">==&gt; For Naive Inception Module,</text:span></text:p>
      <text:p text:style-name="P7"><text:span text:style-name="T2"/></text:p>
      <text:p text:style-name="P7"><text:span text:style-name="T2">→ F</text:span><text:span text:style-name="T1">or 1x1 Filter,</text:span></text:p>
      <text:p text:style-name="P7"><text:span text:style-name="T1">Number of Operations = 32 * 32 * 1 * 1 * 128 * 256 = 1048576</text:span></text:p>
      <text:p text:style-name="P7"><text:span text:style-name="T1"/></text:p>
      <text:p text:style-name="P8"><text:span text:style-name="T3">→ For 3x3 Filter,</text:span></text:p>
      <text:p text:style-name="P8"><text:span text:style-name="T3">Each 3 x 3 filter operates on all 256 channels of the input volume, which has dimensions of 32 x 32 x 256. </text:span>The output volume for each filter will be of size 30 x 30 x 1, with the height and width reduced by 2 due to the filter size</text:p>
      <text:p text:style-name="P8"><text:span text:style-name="T3">Number of Operations = 30 * 30 * 3 * 3 * 192 * 256 = 11940096000</text:span></text:p>
      <text:p text:style-name="P8"><text:span text:style-name="T3"/></text:p>
      <text:p text:style-name="P8"><text:span text:style-name="T3">→ For 5x5 Filter,</text:span></text:p>
      <text:p text:style-name="P8"><text:span text:style-name="T3">Each 5 x 5 filter operates on all 256 channels of the input volume, which has dimensions of 32 x 32 x 256. </text:span>The output volume for each filter will be of size 28 x 28 x 1, with the height and width reduced by 4 due to the filter size</text:p>
      <text:p text:style-name="P8"><text:span text:style-name="T8">Number of Operations = 28 * 28 * 5 * 5 * 96 * 256 = 5806893760</text:span></text:p>
      <text:p text:style-name="P8"/>
      <text:p text:style-name="P8"><text:span text:style-name="T8">Total Number of Operations = 1048576 + 11940096000 + 5806893760 = 17748038336</text:span></text:p>
      <text:p text:style-name="P8"/>
      <text:p text:style-name="P8"><text:span text:style-name="T8">==&gt; For Inception Module with Dimension reduction</text:span></text:p>
      <text:p text:style-name="P8"><text:span text:style-name="T2"/></text:p>
      <text:p text:style-name="P8"><text:span text:style-name="T2">→ F</text:span><text:span text:style-name="T3">or 1x1 Filter,</text:span></text:p>
      <text:p text:style-name="P8"><text:span text:style-name="T3">Number of Operations = 32 * 32 * 1 * 1 * 128 * 256 = 1048576</text:span></text:p>
      <text:p text:style-name="P8"><text:span text:style-name="T3"/></text:p>
      <text:p text:style-name="P8"><text:span text:style-name="T3">Next,</text:span></text:p>
      <text:p text:style-name="P8"><text:span text:style-name="T3">→ For 1x1 Filter,</text:span></text:p>
      <text:p text:style-name="P7"><text:span text:style-name="T1">Number of Operations = 32 * 32 * 1 * 1 * 128 * 256 = 1048576</text:span></text:p>
      <text:p text:style-name="P7"><text:span text:style-name="T1">→ For the next layer, The output dimensions are 28 x 28 x 128, so for filter size of 3x3</text:span></text:p>
      <text:p text:style-name="P7"><text:span text:style-name="T1">Number of Operations = 30 * 30 * 3 * 3 * 128 * 192 = 199065600</text:span></text:p>
      <text:p text:style-name="P7"><text:span text:style-name="T1"/></text:p>
      <text:p text:style-name="P7"><text:span text:style-name="T1">Next,</text:span></text:p>
      <text:p text:style-name="P7"><text:span text:style-name="T1">→ For 1x1 Filter,</text:span></text:p>
      <text:p text:style-name="P7"><text:span text:style-name="T1">Number of Operations = 32 * 32 * 1 * 1 * 32 * 256 = 8388608</text:span></text:p>
      <text:p text:style-name="P7"><text:span text:style-name="T1">→ For the next layer, The output dimensions are 30 x 30 x 32, so for filter size of 5x5</text:span></text:p>
      <text:p text:style-name="P7"><text:span text:style-name="T1">Number of Operations = 28 * 28 * 5 * 5 * 96 * 32 = 60211200</text:span></text:p>
      <text:p text:style-name="P7"><text:span text:style-name="T1"/></text:p>
      <text:p text:style-name="P7"><text:span text:style-name="T1">Next,</text:span></text:p>
      <text:p text:style-name="P7"><text:span text:style-name="T1">→ We have a 3x3 max-pooling layer, so the input dimensions of 32 x 32 x 256 will be reduced to 30 x 30 x 256.</text:span></text:p>
      <text:p text:style-name="P7"><text:span text:style-name="T1">→ For next layer the output dimension is 30 x 30 x 64 so for filter size of 1x1</text:span></text:p>
      <text:p text:style-name="P7"><text:span text:style-name="T1">Number of Operations = 30 * 30 * 1 * 1 * 64 * 256 = 14745600</text:span></text:p>
      <text:p text:style-name="P7"><text:span text:style-name="T1"/></text:p>
      <text:p text:style-name="P7"><text:span text:style-name="T1">Total Number of Operations = 1048576 + 1048576 + 199065600 + 8388608 + 60211200 + 14745600 = 284508160</text:span></text:p>
      <text:p text:style-name="P7"><text:span text:style-name="T1"/></text:p>
      <text:p text:style-name="P7"><text:span text:style-name="T1">From the above mentioned calculation, it is clear that Dimensionality Reduction reduces the required number of operations to perform the inception module by a large factor</text:span></text:p>
      <text:p text:style-name="P5"><text:soft-page-break/>Solution 3.4):</text:p>
      <text:p text:style-name="P5"><text:span text:style-name="T5"/></text:p>
      <text:p text:style-name="P11"><text:span text:style-name="T3">Naive architectures for convolutional neural networks (CNNs) typically stack multiple convolutional layers with high numbers of filters to extract features from the input image. However, this approach can lead to two problems:</text:span></text:p>
      <text:list text:style-name="L4">
        <text:list-item>
          <text:p text:style-name="P13">High computational cost: As the number of filters increases in each convolutional layer, the number of parameters and computations required also increases. This can make the model slow and computationally expensive.</text:p>
        </text:list-item>
        <text:list-item>
          <text:p text:style-name="P13">Information loss: As the input volume passes through multiple convolutional layers, the spatial dimensions reduce while the depth increases. This can lead to a loss of information and may result in the network missing important features.</text:p>
        </text:list-item>
      </text:list>
      <text:p text:style-name="P9">To address these problems, dimensionality reduction architectures, such as the inception module, have been proposed. Inception modules use multiple filter sizes in parallel to extract features from the input volume at different scales. By doing this, they can capture both fine-grained and coarse-grained features in the input volume.</text:p>
      <text:p text:style-name="P9">Specifically, inception modules use 1x1, 3x3, and 5x5 filters in parallel and concatenate their outputs to form the final output of the module. The 1x1 filters are used to reduce the number of input channels and, hence, reduce the computational cost of the subsequent filters. This is known as a bottleneck layer. Additionally, max-pooling is applied before the 1x1 filters to reduce the spatial dimensions of the input volume, which further reduces the computational cost.</text:p>
      <text:p text:style-name="P9">By using multiple filter sizes and dimensionality reduction techniques, inception modules can extract features from the input volume in a more efficient and effective way. The use of 1x1 filters for dimensionality reduction significantly reduces the number of computations required, while the use of multiple filter sizes helps capture both fine-grained and coarse-grained features.</text:p>
      <text:p text:style-name="P14"><text:span text:style-name="T9">The computational saving of the inception module depends on the specific architecture and input volume size, but it can be significant. In some cases, the use of dimensionality reduction architectures like inception modules can reduce the number of computations required by up to 10 times compared to naive architectures with the same number of parameters. This reduction in computational cost makes the model faster and more efficient, which is important for real-world applications with limited computing resourc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1965in"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30T15:05:22.196446844</dc:date>
    <meta:editing-duration>PT3H13M38S</meta:editing-duration>
    <meta:editing-cycles>6</meta:editing-cycles>
    <meta:generator>LibreOffice/7.4.4.2$Linux_X86_64 LibreOffice_project/40$Build-2</meta:generator>
    <meta:document-statistic meta:table-count="1" meta:image-count="0" meta:object-count="0" meta:page-count="4" meta:paragraph-count="167" meta:word-count="1375" meta:character-count="7455" meta:non-whitespace-character-count="6249"/>
  </office:meta>
</office:document-meta>
</file>